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ec7d" officeooo:paragraph-rsid="000cec7d"/>
    </style:style>
    <style:style style:name="P2" style:family="paragraph" style:parent-style-name="Standard">
      <style:text-properties officeooo:rsid="000eb53d" officeooo:paragraph-rsid="000eb53d"/>
    </style:style>
    <style:style style:name="P3" style:family="paragraph" style:parent-style-name="Standard">
      <style:text-properties officeooo:rsid="000f9873" officeooo:paragraph-rsid="000f9873"/>
    </style:style>
    <style:style style:name="T1" style:family="text">
      <style:text-properties officeooo:rsid="000d3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prowadzenie</text:p>
      <text:p text:style-name="P1"><text:span text:style-name="T1">1.1 Cel cwiczenia</text:span></text:p>
      <text:p text:style-name="P2">1.2 Wymagania wstepne</text:p>
      <text:p text:style-name="P3">2. Przebieg ćwiczenia</text:p>
      <text:p text:style-name="P3">2.1 przygotowanie stanowiska</text:p>
      <text:p text:style-name="P3">2.2 routing statyczny</text:p>
      <text:p text:style-name="P3">2.2.1 cisco</text:p>
      <text:p text:style-name="P3">2.2.2 w linuxie</text:p>
      <text:p text:style-name="P3">2.2.3 weryfikacja</text:p>
      <text:p text:style-name="P3">2.3 routing dynamiczny</text:p>
      <text:p text:style-name="P3">2.3.1 quagga</text:p>
      <text:p text:style-name="P3">2.3.2 cisco</text:p>
      <text:p text:style-name="P3">2.3.3 weryfikacja dzialania protokol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3-04T12:58:27.570142667</meta:creation-date>
    <meta:generator>LibreOffice/6.0.7.3$Linux_X86_64 LibreOffice_project/00m0$Build-3</meta:generator>
    <dc:date>2020-03-04T13:39:16.564871992</dc:date>
    <dc:creator>Patryk Kaniewski</dc:creator>
    <meta:editing-duration>PT40M48S</meta:editing-duration>
    <meta:editing-cycles>5</meta:editing-cycles>
    <meta:document-statistic meta:table-count="0" meta:image-count="0" meta:object-count="0" meta:page-count="1" meta:paragraph-count="13" meta:word-count="35" meta:character-count="248" meta:non-whitespace-character-count="226"/>
  </office:meta>
</office:document-meta>
</file>